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726" calcext:value-type="float">
            <text:p>772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0546" calcext:value-type="float">
            <text:p>3054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9025" calcext:value-type="float">
            <text:p>6902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1842" calcext:value-type="float">
            <text:p>121842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91246" calcext:value-type="float">
            <text:p>191246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71230" calcext:value-type="float">
            <text:p>271230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425175" calcext:value-type="float">
            <text:p>425175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613757" calcext:value-type="float">
            <text:p>613757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623055" calcext:value-type="float">
            <text:p>62305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763536" calcext:value-type="float">
            <text:p>763536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945252" calcext:value-type="float">
            <text:p>945252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1121627" calcext:value-type="float">
            <text:p>1121627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1279304" calcext:value-type="float">
            <text:p>1279304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1479244" calcext:value-type="float">
            <text:p>1479244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2024224" calcext:value-type="float">
            <text:p>2024224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2259251" calcext:value-type="float">
            <text:p>2259251</text:p>
          </table:table-cell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float" office:value="2236389" calcext:value-type="float">
            <text:p>2236389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2540902" calcext:value-type="float">
            <text:p>2540902</text:p>
          </table:table-cell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float" office:value="2791572" calcext:value-type="float">
            <text:p>2791572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3353373" calcext:value-type="float">
            <text:p>3353373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float" office:value="4222572" calcext:value-type="float">
            <text:p>4222572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5345573" calcext:value-type="float">
            <text:p>5345573</text:p>
          </table:table-cell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float" office:value="5681523" calcext:value-type="float">
            <text:p>5681523</text:p>
          </table:table-cell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float" office:value="5451986" calcext:value-type="float">
            <text:p>5451986</text:p>
          </table:table-cell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float" office:value="6099157" calcext:value-type="float">
            <text:p>6099157</text:p>
          </table:table-cell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float" office:value="6456540" calcext:value-type="float">
            <text:p>6456540</text:p>
          </table:table-cell>
        </table:table-row>
        <table:table-row table:style-name="ro1">
          <table:table-cell office:value-type="float" office:value="13502" calcext:value-type="float">
            <text:p>13502</text:p>
          </table:table-cell>
          <table:table-cell office:value-type="float" office:value="7247265" calcext:value-type="float">
            <text:p>7247265</text:p>
          </table:table-cell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float" office:value="7712878" calcext:value-type="float">
            <text:p>7712878</text:p>
          </table:table-cell>
        </table:table-row>
        <table:table-row table:style-name="ro1">
          <table:table-cell office:value-type="float" office:value="14502" calcext:value-type="float">
            <text:p>14502</text:p>
          </table:table-cell>
          <table:table-cell office:value-type="float" office:value="6912642" calcext:value-type="float">
            <text:p>6912642</text:p>
          </table:table-cell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float" office:value="7118685" calcext:value-type="float">
            <text:p>7118685</text:p>
          </table:table-cell>
        </table:table-row>
        <table:table-row table:style-name="ro1">
          <table:table-cell office:value-type="float" office:value="15502" calcext:value-type="float">
            <text:p>15502</text:p>
          </table:table-cell>
          <table:table-cell office:value-type="float" office:value="7707992" calcext:value-type="float">
            <text:p>7707992</text:p>
          </table:table-cell>
        </table:table-row>
        <table:table-row table:style-name="ro1">
          <table:table-cell office:value-type="float" office:value="16002" calcext:value-type="float">
            <text:p>16002</text:p>
          </table:table-cell>
          <table:table-cell office:value-type="float" office:value="7997186" calcext:value-type="float">
            <text:p>7997186</text:p>
          </table:table-cell>
        </table:table-row>
        <table:table-row table:style-name="ro1">
          <table:table-cell office:value-type="float" office:value="16502" calcext:value-type="float">
            <text:p>16502</text:p>
          </table:table-cell>
          <table:table-cell office:value-type="float" office:value="8256579" calcext:value-type="float">
            <text:p>8256579</text:p>
          </table:table-cell>
        </table:table-row>
        <table:table-row table:style-name="ro1">
          <table:table-cell office:value-type="float" office:value="17002" calcext:value-type="float">
            <text:p>17002</text:p>
          </table:table-cell>
          <table:table-cell office:value-type="float" office:value="8915097" calcext:value-type="float">
            <text:p>8915097</text:p>
          </table:table-cell>
        </table:table-row>
        <table:table-row table:style-name="ro1">
          <table:table-cell office:value-type="float" office:value="17502" calcext:value-type="float">
            <text:p>17502</text:p>
          </table:table-cell>
          <table:table-cell office:value-type="float" office:value="9483656" calcext:value-type="float">
            <text:p>9483656</text:p>
          </table:table-cell>
        </table:table-row>
        <table:table-row table:style-name="ro1">
          <table:table-cell office:value-type="float" office:value="18002" calcext:value-type="float">
            <text:p>18002</text:p>
          </table:table-cell>
          <table:table-cell office:value-type="float" office:value="10036546" calcext:value-type="float">
            <text:p>10036546</text:p>
          </table:table-cell>
        </table:table-row>
        <table:table-row table:style-name="ro1">
          <table:table-cell office:value-type="float" office:value="18502" calcext:value-type="float">
            <text:p>18502</text:p>
          </table:table-cell>
          <table:table-cell office:value-type="float" office:value="10446126" calcext:value-type="float">
            <text:p>10446126</text:p>
          </table:table-cell>
        </table:table-row>
        <table:table-row table:style-name="ro1">
          <table:table-cell office:value-type="float" office:value="19002" calcext:value-type="float">
            <text:p>19002</text:p>
          </table:table-cell>
          <table:table-cell office:value-type="float" office:value="11154271" calcext:value-type="float">
            <text:p>11154271</text:p>
          </table:table-cell>
        </table:table-row>
        <table:table-row table:style-name="ro1">
          <table:table-cell office:value-type="float" office:value="19502" calcext:value-type="float">
            <text:p>19502</text:p>
          </table:table-cell>
          <table:table-cell office:value-type="float" office:value="11529570" calcext:value-type="float">
            <text:p>115295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5:54:27.783372931</meta:creation-date>
    <dc:date>2022-01-10T16:00:37.759165069</dc:date>
    <meta:editing-duration>PT6M11S</meta:editing-duration>
    <meta:editing-cycles>1</meta:editing-cycles>
    <meta:document-statistic meta:table-count="1" meta:cell-count="80" meta:object-count="0"/>
    <meta:generator>LibreOffice/6.4.7.2$Linux_X86_64 LibreOffice_project/40$Build-2</meta:generator>
  </office:meta>
</office:document-meta>
</file>